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2000006DAC269FC68207998EB.jpg" manifest:media-type="image/jpeg"/>
  <manifest:file-entry manifest:full-path="Pictures/100000000000024E0000005F1FD17C7FD9EFC03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tahoma, 'Liberatio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751cm" fo:text-align="end" style:justify-single-word="false" fo:text-indent="0cm" style:auto-text-indent="false">
        <style:tab-stops>
          <style:tab-stop style:position="8.001cm" style:type="center"/>
        </style:tab-stops>
      </style:paragraph-properties>
      <style:text-properties fo:color="#ccc0d9"/>
    </style:style>
    <style:style style:name="P2" style:family="paragraph" style:parent-style-name="Standard">
      <style:paragraph-properties fo:margin-left="4.501cm" fo:margin-right="0cm" fo:text-indent="0cm" style:auto-text-indent="false"/>
    </style:style>
    <style:style style:name="P3" style:family="paragraph" style:parent-style-name="Standard">
      <style:paragraph-properties fo:margin-left="4.501cm" fo:margin-right="0cm" fo:text-indent="0cm" style:auto-text-indent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margin-left="4.501cm" fo:margin-right="0cm" fo:text-indent="0cm" style:auto-text-indent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6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  <style:text-properties style:font-name="Arial" fo:font-size="11pt" fo:font-weight="bold" officeooo:rsid="0015b2f9" officeooo:paragraph-rsid="0015b2f9" style:font-size-asian="11pt" style:font-weight-asian="bold" style:font-name-complex="Arial"/>
    </style:style>
    <style:style style:name="P7" style:family="paragraph" style:parent-style-name="Standard">
      <style:paragraph-properties fo:margin-left="4.501cm" fo:margin-right="0cm" fo:text-indent="0cm" style:auto-text-indent="false"/>
      <style:text-properties style:font-name="Arial" fo:font-size="22pt" fo:font-weight="bold" style:font-size-asian="22pt" style:font-weight-asian="bold" style:font-name-complex="Arial"/>
    </style:style>
    <style:style style:name="P8" style:family="paragraph" style:parent-style-name="Standard">
      <style:paragraph-properties fo:margin-left="4.501cm" fo:margin-right="0cm" fo:text-indent="0cm" style:auto-text-indent="false"/>
      <style:text-properties style:font-name="Arial" fo:font-size="22pt" fo:font-weight="bold" style:font-size-asian="22pt" style:font-weight-asian="bold" style:font-name-complex="Arial" style:text-scale="98%"/>
    </style:style>
    <style:style style:name="P9" style:family="paragraph" style:parent-style-name="Standard">
      <style:paragraph-properties fo:margin-left="4.501cm" fo:margin-right="0cm" fo:text-indent="0cm" style:auto-text-indent="false"/>
      <style:text-properties style:font-name="Arial" style:font-name-complex="Arial"/>
    </style:style>
    <style:style style:name="P10" style:family="paragraph" style:parent-style-name="Standard">
      <style:paragraph-properties fo:margin-left="4.501cm" fo:margin-right="0cm" fo:text-indent="0cm" style:auto-text-indent="false"/>
      <style:text-properties fo:color="#7f7f7f"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 fo:margin-left="4.501cm" fo:margin-right="0cm" fo:text-indent="0cm" style:auto-text-indent="false"/>
      <style:text-properties fo:color="#7f7f7f" style:font-name="Arial" fo:font-weight="bold" style:font-weight-asian="bold" style:font-name-complex="Arial"/>
    </style:style>
    <style:style style:name="P12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</style:style>
    <style:style style:name="P13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  <style:text-properties officeooo:paragraph-rsid="0015b2f9"/>
    </style:style>
    <style:style style:name="P14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</style:style>
    <style:style style:name="P15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  <style:text-properties style:font-name="Arial" fo:font-size="16pt" fo:font-weight="bold" style:font-size-asian="16pt" style:font-weight-asian="bold" style:font-name-complex="Arial"/>
    </style:style>
    <style:style style:name="P16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  <style:text-properties style:font-name="Arial" fo:font-size="10pt" style:font-size-asian="10pt" style:font-name-complex="Arial"/>
    </style:style>
    <style:style style:name="P18" style:family="paragraph" style:parent-style-name="Standard">
      <style:paragraph-properties fo:margin-left="4.501cm" fo:margin-right="-0.751cm" fo:margin-top="0cm" fo:margin-bottom="0.212cm" loext:contextual-spacing="false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16pt" fo:font-weight="bold" officeooo:rsid="0015b2f9" style:font-size-asian="16pt" style:font-weight-asian="bold" style:font-name-complex="Arial"/>
    </style:style>
    <style:style style:name="P20" style:family="paragraph" style:parent-style-name="Standard">
      <style:paragraph-properties fo:margin-left="4.501cm" fo:margin-right="-0.501cm" fo:text-align="center" style:justify-single-word="false" fo:text-indent="0cm" style:auto-text-indent="false"/>
      <style:text-properties style:font-name="Arial" fo:font-size="20pt" fo:font-weight="bold" officeooo:rsid="00181bb5" officeooo:paragraph-rsid="00181bb5" style:font-size-asian="20pt" style:font-weight-asian="bold" style:font-name-complex="Arial" style:font-size-complex="20pt"/>
    </style:style>
    <style:style style:name="P21" style:family="paragraph" style:parent-style-name="Standard">
      <style:paragraph-properties fo:margin-left="4.501cm" fo:margin-right="-0.501cm" fo:text-align="center" style:justify-single-word="false" fo:text-indent="0cm" style:auto-text-indent="false"/>
      <style:text-properties style:font-name="Arial" fo:font-size="18pt" fo:font-weight="normal" officeooo:rsid="00181bb5" officeooo:paragraph-rsid="00181bb5" style:font-size-asian="18pt" style:font-weight-asian="normal" style:font-name-complex="Arial" style:font-size-complex="18pt" style:font-weight-complex="normal"/>
    </style:style>
    <style:style style:name="P22" style:family="paragraph" style:parent-style-name="Standard" style:master-page-name="Standard">
      <style:paragraph-properties fo:margin-left="0cm" fo:margin-right="0cm" fo:margin-top="0cm" fo:margin-bottom="0.212cm" loext:contextual-spacing="false" fo:text-indent="0cm" style:auto-text-indent="false" style:page-number="auto"/>
      <style:text-properties style:font-name="Arial" fo:font-size="16pt" fo:font-weight="bold" style:font-size-asian="16pt" style:font-weight-asian="bold" style:font-name-complex="Arial"/>
    </style:style>
    <style:style style:name="P23" style:family="paragraph" style:parent-style-name="Standard" style:list-style-name="">
      <style:paragraph-properties fo:margin-left="4.501cm" fo:margin-right="0cm" fo:line-height="150%" fo:text-indent="0cm" style:auto-text-indent="false"/>
      <style:text-properties style:font-name="Arial" fo:font-size="11pt" style:font-size-asian="11pt" style:font-name-complex="Arial"/>
    </style:style>
    <style:style style:name="P24" style:family="paragraph" style:parent-style-name="Standard" style:list-style-name="">
      <style:paragraph-properties fo:margin-left="4.501cm" fo:margin-right="0cm" fo:text-indent="0cm" style:auto-text-indent="false"/>
      <style:text-properties style:font-name="Arial" fo:font-weight="bold" officeooo:rsid="0019dd0d" style:font-weight-asian="bold" style:font-name-complex="Arial"/>
    </style:style>
    <style:style style:name="P25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size="10pt" style:font-size-asian="10pt" style:font-name-complex="Arial"/>
    </style:style>
    <style:style style:name="P26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size="10pt" officeooo:paragraph-rsid="0019dd0d" style:font-size-asian="10pt" style:font-name-complex="Arial"/>
    </style:style>
    <style:style style:name="P27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weight="bold" officeooo:rsid="0019dd0d" officeooo:paragraph-rsid="0019dd0d" style:font-weight-asian="bold" style:font-name-complex="Arial"/>
    </style:style>
    <style:style style:name="P28" style:family="paragraph" style:parent-style-name="Standard" style:list-style-name="">
      <style:paragraph-properties fo:margin-left="4.501cm" fo:margin-right="0cm" fo:text-indent="0cm" style:auto-text-indent="false"/>
      <style:text-properties officeooo:paragraph-rsid="0019dd0d"/>
    </style:style>
    <style:style style:name="P2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officeooo:rsid="0019dd0d" style:font-size-asian="11pt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/>
    </style:style>
    <style:style style:name="T4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5" style:family="text">
      <style:text-properties style:font-name="Arial" fo:font-size="11pt" fo:font-weight="bold" officeooo:rsid="0015b2f9" style:font-size-asian="11pt" style:font-weight-asian="bold" style:font-name-complex="Arial"/>
    </style:style>
    <style:style style:name="T6" style:family="text">
      <style:text-properties style:font-name="Arial" fo:font-size="11pt" fo:font-weight="bold" officeooo:rsid="0015b2f9" style:font-size-asian="11pt" style:font-weight-asian="bold" style:font-name-complex="Arial" style:font-weight-complex="bold"/>
    </style:style>
    <style:style style:name="T7" style:family="text">
      <style:text-properties style:font-name="Arial" fo:font-size="11pt" fo:font-weight="bold" officeooo:rsid="0018bdc0" style:font-size-asian="11pt" style:font-weight-asian="bold" style:font-name-complex="Arial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5pt"/>
    </style:style>
    <style:style style:name="T9" style:family="text">
      <style:text-properties style:font-name="Arial" fo:font-size="14pt" fo:font-weight="bold" officeooo:rsid="0015b2f9" style:font-size-asian="14pt" style:font-weight-asian="bold" style:font-name-complex="Arial" style:font-size-complex="15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Arial" fo:font-size="11pt" fo:font-weight="bold" style:font-size-asian="11pt" style:font-weight-asian="bold" style:font-name-complex="Arial"/>
    </style:style>
    <style:style style:name="T12" style:family="text">
      <style:text-properties fo:color="#000000" style:font-name="Arial" fo:font-size="11pt" style:font-size-asian="11pt" style:font-name-complex="Arial"/>
    </style:style>
    <style:style style:name="T13" style:family="text">
      <style:text-properties fo:color="#000000" style:font-name="Arial" fo:font-size="10pt" style:font-size-asian="10pt" style:font-name-complex="Arial"/>
    </style:style>
    <style:style style:name="T14" style:family="text">
      <style:text-properties fo:color="#000000" style:font-name="Arial" fo:font-size="10pt" officeooo:rsid="0019dd0d" style:font-size-asian="10pt" style:font-name-complex="Arial"/>
    </style:style>
    <style:style style:name="T15" style:family="text">
      <style:text-properties fo:color="#000000" style:font-name="Arial" fo:font-size="10pt" officeooo:rsid="0019dd0d" style:font-size-asian="10pt" style:font-name-complex="Arial" style:font-size-complex="10pt"/>
    </style:style>
    <style:style style:name="T16" style:family="text">
      <style:text-properties officeooo:rsid="0019dd0d"/>
    </style:style>
    <style:style style:name="T17" style:family="text">
      <style:text-properties fo:font-variant="normal" fo:text-transform="none" fo:color="#1a1a1a" style:font-name="Arial" fo:font-size="10pt" fo:letter-spacing="normal" fo:font-style="normal" fo:font-weight="normal" style:font-size-asian="10pt" style:font-size-complex="10pt"/>
    </style:style>
    <style:style style:name="T18" style:family="text">
      <style:text-properties officeooo:rsid="001a21f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4cm" svg:stroke-color="#808080" draw:stroke-linejoin="miter" svg:stroke-linecap="square" draw:fill="none" draw:fill-color="#ffffff" draw:textarea-horizontal-align="left" draw:textarea-vertical-align="top" draw:auto-grow-height="false" fo:min-height="27.589cm" fo:min-width="18.32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5">THÈSE</text:p>
      <text:p text:style-name="P16">Pour obtenir le grade de</text:p>
      <text:p text:style-name="P18"><text:span text:style-name="T8">DOCTEUR DE LA </text:span><text:span text:style-name="T9">COMMUNAUTÉ</text:span><text:span text:style-name="T8"> </text:span><text:span text:style-name="T9">UNIVERSITÉ</text:span><text:span text:style-name="T8"> GRENOBLE ALPES</text:span></text:p>
      <text:p text:style-name="P14"><text:span text:style-name="T1">Spécialité : </text:span><text:span text:style-name="T3">In</text:span><text:span text:style-name="T5">formatique</text:span></text:p>
      <text:p text:style-name="P3">Arrêté ministériel : 25 mai 2016</text:p>
      <text:p text:style-name="P3"/>
      <text:p text:style-name="P9"/>
      <text:p text:style-name="P17">Présentée par</text:p>
      <text:p text:style-name="P19"><text:tab/><text:tab/><text:tab/><text:tab/>Maxime PORTAZ</text:p>
      <text:p text:style-name="P10"/>
      <text:p text:style-name="P11"/>
      <text:p text:style-name="P12"><text:span text:style-name="T1">Thèse </text:span><text:span text:style-name="T2">co-</text:span><text:span text:style-name="T1">dirigée par </text:span><text:span text:style-name="T6">Philippe MULHEM</text:span><text:span text:style-name="T3">, </text:span><text:span text:style-name="T5">Cherche</text:span><text:span text:style-name="T7">u</text:span><text:span text:style-name="T5">r</text:span><text:span text:style-name="T3">, </text:span><text:span text:style-name="T5">CNRS </text:span><text:span text:style-name="T2">et p</text:span><text:span text:style-name="T1">ar </text:span><text:span text:style-name="T5">Jean-Pierre CHEVALLET</text:span><text:span text:style-name="T3">, </text:span><text:span text:style-name="T5">MCF</text:span><text:span text:style-name="T3">, </text:span><text:span text:style-name="T5">UGA</text:span></text:p>
      <text:p text:style-name="P5"/>
      <text:p text:style-name="P13"><text:span text:style-name="T1">préparée au sein du </text:span><text:span text:style-name="T5">Laboratoire d'Informatique de</text:span></text:p>
      <text:p text:style-name="P13"><text:span text:style-name="T5">Grenoble</text:span><text:span text:style-name="T1"> <text:s/></text:span></text:p>
      <text:p text:style-name="P13"><text:span text:style-name="T1">dans </text:span><text:span text:style-name="T3">l'École Doctorale </text:span><text:span text:style-name="T5">Mathématiques, Sciences et</text:span></text:p>
      <text:p text:style-name="P6">technologies de l'information, Informatique</text:p>
      <text:p text:style-name="P8"/>
      <text:p text:style-name="P20">Accès à de l'information en mobilité par l'image pour la visite de Musées </text:p>
      <text:p text:style-name="P21">Réseaux profonds pour l'identification de gestes et d'objets</text:p>
      <text:p text:style-name="P7"/>
      <text:p text:style-name="P4"/>
      <text:p text:style-name="P2"><text:span text:style-name="T1">Thèse soutenue publiquement le</text:span><text:span text:style-name="T4"> </text:span><text:span text:style-name="T11">« date de soutenance »</text:span><text:span text:style-name="T12">,</text:span></text:p>
      <text:h text:style-name="P23" text:outline-level="1">devant le jury composé de : </text:h>
      <text:h text:style-name="P24" text:outline-level="1">Denis Pellerin</text:h>
      <text:h text:style-name="P25" text:outline-level="1"><text:span text:style-name="T16">Professeur à l'Université Grenoble Alpes, Prési</text:span>dent</text:h>
      <text:h text:style-name="P27" text:outline-level="1">Véronique Eglin</text:h>
      <text:h text:style-name="P25" text:outline-level="1"><text:span text:style-name="T16">Professeur à l'INSA de Lyon</text:span>, Rapporteur</text:h>
      <text:h text:style-name="P27" text:outline-level="1">L<text:span text:style-name="T18">y</text:span>nda Tamine-Lechani</text:h>
      <text:h text:style-name="P25" text:outline-level="1"><text:span text:style-name="T16">Professeur à l'Université Paul Sabatier de Toulouse, </text:span>Rapporteur</text:h>
      <text:h text:style-name="P27" text:outline-level="1">Chen Liming</text:h>
      <text:h text:style-name="P28" text:outline-level="1"><text:span text:style-name="T14">Professeur </text:span><text:span text:style-name="T15">à l'</text:span><text:span text:style-name="T17">École Centrale de Lyon</text:span><text:span text:style-name="T10"> </text:span><text:span text:style-name="T13">, </text:span><text:span text:style-name="T14">Examinateur</text:span></text:h>
      <text:h text:style-name="P27" text:outline-level="1">Phlippe Mulhem</text:h>
      <text:h text:style-name="P25" text:outline-level="1"><text:span text:style-name="T16">Chercheur CNRS</text:span>, <text:span text:style-name="T16">directeur de thèse</text:span></text:h>
      <text:h text:style-name="P27" text:outline-level="1">Jean-Pierre Chevallet</text:h>
      <text:h text:style-name="P26" text:outline-level="1"><text:span text:style-name="T16">Maître de conférence à l'Université Grenoble Alpes</text:span>, <text:span text:style-name="T16">directeur de thèse</text:span></text:h>
      <text:h text:style-name="P2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tahoma, 'Liberatio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751cm" fo:text-align="end" style:justify-single-word="false" fo:text-indent="0cm" style:auto-text-indent="false">
        <style:tab-stops>
          <style:tab-stop style:position="8.001cm" style:type="center"/>
        </style:tab-stops>
      </style:paragraph-properties>
      <style:text-properties fo:color="#ccc0d9"/>
    </style:style>
    <style:style style:name="MP2" style:family="paragraph">
      <loext:graphic-properties draw:fill="none" draw:fill-color="#ffffff"/>
      <style:paragraph-properties style:writing-mode="lr-tb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4cm" svg:stroke-color="#808080" draw:stroke-linejoin="miter" svg:stroke-linecap="square" draw:fill="none" draw:fill-color="#ffffff" draw:textarea-horizontal-align="left" draw:textarea-vertical-align="top" draw:auto-grow-height="false" fo:min-height="27.589cm" fo:min-width="18.32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01cm" fo:margin-left="0cm" fo:margin-right="0cm" fo:margin-bottom="3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10.407cm" svg:height="1.669cm" draw:z-index="2"><draw:image xlink:href="Pictures/100000000000024E0000005F1FD17C7FD9EFC03F.jpg" xlink:type="simple" xlink:show="embed" xlink:actuate="onLoad"/></draw:frame><draw:frame draw:style-name="Mfr2" draw:name="Image2" text:anchor-type="char" svg:x="-1.677cm" svg:y="-0.497cm" svg:width="5.652cm" svg:height="28.048cm" draw:z-index="1"><draw:image xlink:href="Pictures/1000000000000162000006DAC269FC68207998EB.jpg" xlink:type="simple" xlink:show="embed" xlink:actuate="onLoad"/></draw:frame><draw:custom-shape text:anchor-type="char" draw:z-index="0" draw:style-name="Mgr1" draw:text-style-name="MP2" svg:width="19.211cm" svg:height="28.048cm" svg:x="-1.677cm" svg:y="-0.497cm"><text:p/><draw:enhanced-geometry svg:viewBox="0 0 21600 21600" draw:type="rectangle" draw:enhanced-path="M 0 0 L 21600 0 21600 21600 0 21600 0 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</dc:title>
    <meta:initial-creator>SylvieG</meta:initial-creator>
    <meta:creation-date>2015-03-11T12:18:00</meta:creation-date>
    <dc:date>2018-09-07T15:15:12.935000000</dc:date>
    <meta:print-date>2017-02-10T08:52:00</meta:print-date>
    <meta:editing-cycles>14</meta:editing-cycles>
    <meta:editing-duration>P5DT15M11S</meta:editing-duration>
    <meta:generator>LibreOffice/5.0.6.3$Windows_x86 LibreOffice_project/490fc03b25318460cfc54456516ea2519c11d1aa</meta:generator>
    <meta:document-statistic meta:table-count="0" meta:image-count="2" meta:object-count="0" meta:page-count="1" meta:paragraph-count="29" meta:word-count="148" meta:character-count="1028" meta:non-whitespace-character-count="900"/>
  </office:meta>
</office:document-meta>
</file>